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IPE</text:p>
      <text:p text:style-name="P1"/>
      <text:p text:style-name="P2"/>
      <text:p text:style-name="P2"/>
      <text:p text:style-name="P1"><text:a xlink:type="simple" xlink:href="https://www.urbanews.fr/2014/10/24/46157-informatique-gouvernance-reseaux-urbains/" text:style-name="Internet_20_link" text:visited-style-name="Visited_20_Internet_20_Link"><text:span text:style-name="T5">https://www.urbanews.fr/2014/10/24/46157-informatique-gouvernance-reseaux-urbains/</text:span></text:a></text:p>
      <text:p text:style-name="P2"/>
      <text:p text:style-name="P1"><text:a xlink:type="simple" xlink:href="https://www.actu-environnement.com/ae/news/smart_grid_reseau_intelligent_7600.php4" text:style-name="Internet_20_link" text:visited-style-name="Visited_20_Internet_20_Link"><text:span text:style-name="T4">https://www.actu-environnement.com/ae/news/smart_grid_reseau_intelligent_7600.php4</text:span></text:a><text:span text:style-name="T5"><text:tab/></text:span></text:p>
      <text:p text:style-name="P2"/>
      <text:p text:style-name="P2"><text:a xlink:type="simple" xlink:href="https://www.gismartware.com/blog/smart-grids-gestion-reseaux-electriques/" text:style-name="Internet_20_link" text:visited-style-name="Visited_20_Internet_20_Link">https://www.gismartware.com/blog/smart-grids-gestion-reseaux-electriques/</text:a></text:p>
      <text:p text:style-name="P2"/>
      <text:p text:style-name="P1"><text:a xlink:type="simple" xlink:href="http://www.planbatimentdurable.fr/IMG/pdf/fiche_smart_grids_pdf.pdf" text:style-name="Internet_20_link" text:visited-style-name="Visited_20_Internet_20_Link"><text:span text:style-name="T5">http://www.planbatimentdurable.fr/IMG/pdf/fiche_smart_grids_pdf.pdf</text:span></text:a></text:p>
      <text:p text:style-name="P2"/>
      <text:p text:style-name="P1"><text:a xlink:type="simple" xlink:href="https://www.smartgrids-cre.fr/" text:style-name="Internet_20_link" text:visited-style-name="Visited_20_Internet_20_Link"><text:span text:style-name="T5">https://www.smartgrids-cre.fr/</text:span></text:a></text:p>
      <text:p text:style-name="P2"/>
      <text:p text:style-name="P1"/>
      <text:p text:style-name="P3">Informatique et gouvernance ds réseaux urbains :</text:p>
      <text:p text:style-name="P3"/>
      <text:p text:style-name="P4"><text:tab/>-gouvernance des réseaux énergétiques :</text:p>
      <text:p text:style-name="P6"><text:span text:style-name="T2"><text:tab/><text:tab/>-réseaux intelligents de distribution de l’énergie (mieux piloter, <text:tab/><text:tab/><text:tab/>paramétrer et réguler les réseaux électriques selon les usages, et <text:tab/><text:tab/>les sources <text:tab/>de production potentielles de l’énergie / économies <text:tab/><text:tab/><text:tab/>d’énergies, des usages rationalisés, une exploitation facilitée des <text:tab/><text:tab/>sources renouvelables). A</text:span><text:span text:style-name="T1">dapter progressivement les flux d’énergie <text:tab/><text:tab/>au besoin réel des citoyens et de mieux rapprocher production et <text:tab/><text:tab/>consommation</text:span><text:span text:style-name="T2"><text:tab/></text:span></text:p>
      <text:p text:style-name="P4"/>
      <text:p text:style-name="P6"><text:span text:style-name="T2"><text:tab/><text:tab/></text:span><text:span text:style-name="T3">avantages :</text:span><text:span text:style-name="T2">économies d’énergie, des usages rationalisés, une <text:tab/><text:tab/><text:tab/>exploitation facilitée des sources renouvelables, et finalement une <text:tab/><text:tab/>nouvelle façon de concevoir et d’utiliser le réseau pour une <text:tab/><text:tab/><text:tab/>efficacité énergétique globalement optimisée<text:tab/></text:span><text:span text:style-name="T2"><text:tab/></text:span></text:p>
      <text:p text:style-name="P4"/>
      <text:p text:style-name="P6"><text:span text:style-name="T2"><text:tab/><text:tab/>-</text:span><text:span text:style-name="T1">systèmes permettant de relever, de conserver et d’analyser les <text:tab/><text:tab/>données de consommation</text:span></text:p>
      <text:p text:style-name="P5"/>
      <text:p text:style-name="P6"><text:span text:style-name="T1"><text:tab/><text:tab/>les « </text:span><text:a xlink:type="simple" xlink:href="https://www.actu-environnement.com/ae/dictionnaire_environnement/definition/smart_grid.php4" office:target-frame-name="_blank" xlink:show="new" text:style-name="Internet_20_link" text:visited-style-name="Visited_20_Internet_20_Link"><text:span text:style-name="T1">smart grid</text:span></text:a><text:span text:style-name="T1"> ». Cet ensemble de technologies informatiques vise <text:tab/><text:tab/>à optimiser la distribution d'électricité entre producteurs et <text:tab/><text:tab/><text:tab/>consommateurs.</text:span></text:p>
      <text:p text:style-name="P4"/>
      <text:p text:style-name="P4">1 – Ce que c’est</text:p>
      <text:p text:style-name="P4">2 – Gestion informatique des réseaux</text:p>
      <text:p text:style-name="P4">3 – Simulation</text:p>
      <text:p text:style-name="P4">4 – Les enjeux pour l’aven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04T17:52:01.752030657</meta:creation-date>
    <dc:date>2022-05-25T17:00:46.65</dc:date>
    <meta:editing-duration>PT1H50M25S</meta:editing-duration>
    <meta:editing-cycles>13</meta:editing-cycles>
    <meta:generator>OpenOffice/4.1.12$Win32 OpenOffice.org_project/4112m1$Build-9809</meta:generator>
    <dc:creator>Pierre Sarret</dc:creator>
    <meta:document-statistic meta:table-count="0" meta:image-count="0" meta:object-count="0" meta:page-count="1" meta:paragraph-count="16" meta:word-count="153" meta:character-count="1438"/>
  </office:meta>
</office:document-meta>
</file>